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group_repl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8:48.033562" calcext:value-type="date">
            <text:p>2017-08-29 23:28: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9:00" calcext:value-type="date">
            <text:p>2017-08-29 23:29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9:11.966439" calcext:value-type="date">
            <text:p>2017-08-29 23:29: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9:23.932877" calcext:value-type="date">
            <text:p>2017-08-29 23:29: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9:35.899315" calcext:value-type="date">
            <text:p>2017-08-29 23:29: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9:47.865753" calcext:value-type="date">
            <text:p>2017-08-29 23:29: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9:59.832192" calcext:value-type="date">
            <text:p>2017-08-29 23:30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0:11.79863" calcext:value-type="date">
            <text:p>2017-08-29 23:30: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0:23.765068" calcext:value-type="date">
            <text:p>2017-08-29 23:30: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0:35.731506" calcext:value-type="date">
            <text:p>2017-08-29 23:30: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0:47.697944" calcext:value-type="date">
            <text:p>2017-08-29 23:30: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0:59.664383" calcext:value-type="date">
            <text:p>2017-08-29 23:31: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1:11.630821" calcext:value-type="date">
            <text:p>2017-08-29 23:31: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1:23.597259" calcext:value-type="date">
            <text:p>2017-08-29 23:31: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1:35.563698" calcext:value-type="date">
            <text:p>2017-08-29 23:31: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1:47.530136" calcext:value-type="date">
            <text:p>2017-08-29 23:31: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1:59.496574" calcext:value-type="date">
            <text:p>2017-08-29 23:31: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2:11.463013" calcext:value-type="date">
            <text:p>2017-08-29 23:32: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2:23.429451" calcext:value-type="date">
            <text:p>2017-08-29 23:32: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2:35.395889" calcext:value-type="date">
            <text:p>2017-08-29 23:32: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2:47.362328" calcext:value-type="date">
            <text:p>2017-08-29 23:32: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2:59.328766" calcext:value-type="date">
            <text:p>2017-08-29 23:32: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3:11.295204" calcext:value-type="date">
            <text:p>2017-08-29 23:33: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3:23.261642" calcext:value-type="date">
            <text:p>2017-08-29 23:33: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3:35.228081" calcext:value-type="date">
            <text:p>2017-08-29 23:33: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3:47.194519" calcext:value-type="date">
            <text:p>2017-08-29 23:33: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3:59.160957" calcext:value-type="date">
            <text:p>2017-08-29 23:33: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4:11.127395" calcext:value-type="date">
            <text:p>2017-08-29 23:34: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4:23.093833" calcext:value-type="date">
            <text:p>2017-08-29 23:34: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4:35.060272" calcext:value-type="date">
            <text:p>2017-08-29 23:34: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4:47.02671" calcext:value-type="date">
            <text:p>2017-08-29 23:34: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4:58.993148" calcext:value-type="date">
            <text:p>2017-08-29 23:34: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5:10.959587" calcext:value-type="date">
            <text:p>2017-08-29 23:35: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5:22.926025" calcext:value-type="date">
            <text:p>2017-08-29 23:35:2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5:34.892463" calcext:value-type="date">
            <text:p>2017-08-29 23:35: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5:46.858902" calcext:value-type="date">
            <text:p>2017-08-29 23:35: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5:58.82534" calcext:value-type="date">
            <text:p>2017-08-29 23:35: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6:10.791778" calcext:value-type="date">
            <text:p>2017-08-29 23:36: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6:22.758217" calcext:value-type="date">
            <text:p>2017-08-29 23:36: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6:34.724655" calcext:value-type="date">
            <text:p>2017-08-29 23:36: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6:46.691093" calcext:value-type="date">
            <text:p>2017-08-29 23:36: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6:58.657531" calcext:value-type="date">
            <text:p>2017-08-29 23:36: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7:10.62397" calcext:value-type="date">
            <text:p>2017-08-29 23:37: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7:22.590407" calcext:value-type="date">
            <text:p>2017-08-29 23:37: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7:34.556846" calcext:value-type="date">
            <text:p>2017-08-29 23:37: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7:46.523284" calcext:value-type="date">
            <text:p>2017-08-29 23:37: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7:58.489722" calcext:value-type="date">
            <text:p>2017-08-29 23:37: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8:10.456161" calcext:value-type="date">
            <text:p>2017-08-29 23:38: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8:22.422599" calcext:value-type="date">
            <text:p>2017-08-29 23:38: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8:34.389037" calcext:value-type="date">
            <text:p>2017-08-29 23:38: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8:46.355476" calcext:value-type="date">
            <text:p>2017-08-29 23:38: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8:58.321914" calcext:value-type="date">
            <text:p>2017-08-29 23:38: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9:10.288352" calcext:value-type="date">
            <text:p>2017-08-29 23:39: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9:22.254791" calcext:value-type="date">
            <text:p>2017-08-29 23:39: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9:34.221229" calcext:value-type="date">
            <text:p>2017-08-29 23:39: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9:46.187667" calcext:value-type="date">
            <text:p>2017-08-29 23:39: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39:58.154106" calcext:value-type="date">
            <text:p>2017-08-29 23:39: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0:10.120544" calcext:value-type="date">
            <text:p>2017-08-29 23:40: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0:22.086982" calcext:value-type="date">
            <text:p>2017-08-29 23:40: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0:34.05342" calcext:value-type="date">
            <text:p>2017-08-29 23:40: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0:46.019858" calcext:value-type="date">
            <text:p>2017-08-29 23:40: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0:57.986296" calcext:value-type="date">
            <text:p>2017-08-29 23:40: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1:09.952735" calcext:value-type="date">
            <text:p>2017-08-29 23:41: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1:21.919173" calcext:value-type="date">
            <text:p>2017-08-29 23:41: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1:33.885611" calcext:value-type="date">
            <text:p>2017-08-29 23:41: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1:45.85205" calcext:value-type="date">
            <text:p>2017-08-29 23:41: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1:57.818488" calcext:value-type="date">
            <text:p>2017-08-29 23:41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2:09.784926" calcext:value-type="date">
            <text:p>2017-08-29 23:42: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2:21.751365" calcext:value-type="date">
            <text:p>2017-08-29 23:42: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2:33.717803" calcext:value-type="date">
            <text:p>2017-08-29 23:42: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2:45.684241" calcext:value-type="date">
            <text:p>2017-08-29 23:42: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2:57.65068" calcext:value-type="date">
            <text:p>2017-08-29 23:42: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3:09.617118" calcext:value-type="date">
            <text:p>2017-08-29 23:43: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3:21.583556" calcext:value-type="date">
            <text:p>2017-08-29 23:43: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3:33.549994" calcext:value-type="date">
            <text:p>2017-08-29 23:43: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3:45.516433" calcext:value-type="date">
            <text:p>2017-08-29 23:43: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3:57.482871" calcext:value-type="date">
            <text:p>2017-08-29 23:43: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4:09.449309" calcext:value-type="date">
            <text:p>2017-08-29 23:44: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4:21.415747" calcext:value-type="date">
            <text:p>2017-08-29 23:44: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4:33.382185" calcext:value-type="date">
            <text:p>2017-08-29 23:44: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4:45.348624" calcext:value-type="date">
            <text:p>2017-08-29 23:44: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4:57.315062" calcext:value-type="date">
            <text:p>2017-08-29 23:44: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5:09.2815" calcext:value-type="date">
            <text:p>2017-08-29 23:45: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5:21.247939" calcext:value-type="date">
            <text:p>2017-08-29 23:45: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5:33.214377" calcext:value-type="date">
            <text:p>2017-08-29 23:45: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5:45.180815" calcext:value-type="date">
            <text:p>2017-08-29 23:45: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5:57.147254" calcext:value-type="date">
            <text:p>2017-08-29 23:45: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6:09.113692" calcext:value-type="date">
            <text:p>2017-08-29 23:46: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6:21.08013" calcext:value-type="date">
            <text:p>2017-08-29 23:46: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6:33.046569" calcext:value-type="date">
            <text:p>2017-08-29 23:46: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6:45.013007" calcext:value-type="date">
            <text:p>2017-08-29 23:46: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6:56.979445" calcext:value-type="date">
            <text:p>2017-08-29 23:46: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7:08.945883" calcext:value-type="date">
            <text:p>2017-08-29 23:47: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7:20.912322" calcext:value-type="date">
            <text:p>2017-08-29 23:47: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7:32.878759" calcext:value-type="date">
            <text:p>2017-08-29 23:47: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7:44.845198" calcext:value-type="date">
            <text:p>2017-08-29 23:47: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7:56.811636" calcext:value-type="date">
            <text:p>2017-08-29 23:47: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8:08.778074" calcext:value-type="date">
            <text:p>2017-08-29 23:48: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8:20.744513" calcext:value-type="date">
            <text:p>2017-08-29 23:48: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8:32.710951" calcext:value-type="date">
            <text:p>2017-08-29 23:48: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8:44.677389" calcext:value-type="date">
            <text:p>2017-08-29 23:48: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8:56.643828" calcext:value-type="date">
            <text:p>2017-08-29 23:48: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9:08.610266" calcext:value-type="date">
            <text:p>2017-08-29 23:49: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9:20.576704" calcext:value-type="date">
            <text:p>2017-08-29 23:49: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9:32.543143" calcext:value-type="date">
            <text:p>2017-08-29 23:49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9:44.509581" calcext:value-type="date">
            <text:p>2017-08-29 23:49: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49:56.476019" calcext:value-type="date">
            <text:p>2017-08-29 23:49: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0:08.442458" calcext:value-type="date">
            <text:p>2017-08-29 23:50: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0:20.408896" calcext:value-type="date">
            <text:p>2017-08-29 23:50: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0:32.375334" calcext:value-type="date">
            <text:p>2017-08-29 23:50: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0:44.341772" calcext:value-type="date">
            <text:p>2017-08-29 23:50: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0:56.30821" calcext:value-type="date">
            <text:p>2017-08-29 23:50: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1:08.274648" calcext:value-type="date">
            <text:p>2017-08-29 23:51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1:20.241087" calcext:value-type="date">
            <text:p>2017-08-29 23:51: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1:32.207525" calcext:value-type="date">
            <text:p>2017-08-29 23:51: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1:44.173963" calcext:value-type="date">
            <text:p>2017-08-29 23:51: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1:56.140402" calcext:value-type="date">
            <text:p>2017-08-29 23:51: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2:08.10684" calcext:value-type="date">
            <text:p>2017-08-29 23:52: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2:20.073278" calcext:value-type="date">
            <text:p>2017-08-29 23:52: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2:32.039717" calcext:value-type="date">
            <text:p>2017-08-29 23:52: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2:44.006155" calcext:value-type="date">
            <text:p>2017-08-29 23:52: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2:55.972593" calcext:value-type="date">
            <text:p>2017-08-29 23:52: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3:07.939032" calcext:value-type="date">
            <text:p>2017-08-29 23:53: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3:19.90547" calcext:value-type="date">
            <text:p>2017-08-29 23:53: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3:31.871908" calcext:value-type="date">
            <text:p>2017-08-29 23:53: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3:43.838347" calcext:value-type="date">
            <text:p>2017-08-29 23:53: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3:55.804785" calcext:value-type="date">
            <text:p>2017-08-29 23:53: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4:07.771223" calcext:value-type="date">
            <text:p>2017-08-29 23:54: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4:19.737661" calcext:value-type="date">
            <text:p>2017-08-29 23:54: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4:31.704099" calcext:value-type="date">
            <text:p>2017-08-29 23:54: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4:43.670537" calcext:value-type="date">
            <text:p>2017-08-29 23:54: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4:55.636976" calcext:value-type="date">
            <text:p>2017-08-29 23:54: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5:07.603414" calcext:value-type="date">
            <text:p>2017-08-29 23:55: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5:19.569852" calcext:value-type="date">
            <text:p>2017-08-29 23:55: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5:31.536291" calcext:value-type="date">
            <text:p>2017-08-29 23:55: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5:43.502729" calcext:value-type="date">
            <text:p>2017-08-29 23:55: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5:55.469167" calcext:value-type="date">
            <text:p>2017-08-29 23:55: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6:07.435606" calcext:value-type="date">
            <text:p>2017-08-29 23:56: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6:19.402044" calcext:value-type="date">
            <text:p>2017-08-29 23:56: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6:31.368482" calcext:value-type="date">
            <text:p>2017-08-29 23:56: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6:43.334921" calcext:value-type="date">
            <text:p>2017-08-29 23:56: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6:55.301359" calcext:value-type="date">
            <text:p>2017-08-29 23:56: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7:07.267797" calcext:value-type="date">
            <text:p>2017-08-29 23:57: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7:19.234236" calcext:value-type="date">
            <text:p>2017-08-29 23:57: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7:31.200674" calcext:value-type="date">
            <text:p>2017-08-29 23:57: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7:43.167112" calcext:value-type="date">
            <text:p>2017-08-29 23:57: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7:55.13355" calcext:value-type="date">
            <text:p>2017-08-29 23:57: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8:07.099988" calcext:value-type="date">
            <text:p>2017-08-29 23:58: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8:19.066426" calcext:value-type="date">
            <text:p>2017-08-29 23:58: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8:31.032865" calcext:value-type="date">
            <text:p>2017-08-29 23:58: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8:42.999303" calcext:value-type="date">
            <text:p>2017-08-29 23:58: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8:54.965741" calcext:value-type="date">
            <text:p>2017-08-29 23:58: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9:06.93218" calcext:value-type="date">
            <text:p>2017-08-29 23:59: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9:18.898618" calcext:value-type="date">
            <text:p>2017-08-29 23:59: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9:30.865056" calcext:value-type="date">
            <text:p>2017-08-29 23:59: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9:42.831495" calcext:value-type="date">
            <text:p>2017-08-29 23:59: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59:54.797933" calcext:value-type="date">
            <text:p>2017-08-29 23:59: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0:06.764371" calcext:value-type="date">
            <text:p>2017-08-30 00:00: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0:18.73081" calcext:value-type="date">
            <text:p>2017-08-30 00:00: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0:30.697248" calcext:value-type="date">
            <text:p>2017-08-30 00:00: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0:42.663686" calcext:value-type="date">
            <text:p>2017-08-30 00:00: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0:54.630124" calcext:value-type="date">
            <text:p>2017-08-30 00:00: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1:06.596562" calcext:value-type="date">
            <text:p>2017-08-30 00:01: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1:18.563" calcext:value-type="date">
            <text:p>2017-08-30 00:01: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1:30.529439" calcext:value-type="date">
            <text:p>2017-08-30 00:01: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1:42.495877" calcext:value-type="date">
            <text:p>2017-08-30 00:01: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1:54.462315" calcext:value-type="date">
            <text:p>2017-08-30 00:01: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2:06.428754" calcext:value-type="date">
            <text:p>2017-08-30 00:02: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2:18.395192" calcext:value-type="date">
            <text:p>2017-08-30 00:02: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2:30.36163" calcext:value-type="date">
            <text:p>2017-08-30 00:02: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2:42.328069" calcext:value-type="date">
            <text:p>2017-08-30 00:02: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2:54.294507" calcext:value-type="date">
            <text:p>2017-08-30 00:02: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3:06.260945" calcext:value-type="date">
            <text:p>2017-08-30 00:03: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3:18.227384" calcext:value-type="date">
            <text:p>2017-08-30 00:03: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3:30.193822" calcext:value-type="date">
            <text:p>2017-08-30 00:03: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3:42.16026" calcext:value-type="date">
            <text:p>2017-08-30 00:03: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3:54.126699" calcext:value-type="date">
            <text:p>2017-08-30 00:03: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4:06.093137" calcext:value-type="date">
            <text:p>2017-08-30 00:04: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4:18.059575" calcext:value-type="date">
            <text:p>2017-08-30 00:04: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4:30.026013" calcext:value-type="date">
            <text:p>2017-08-30 00:04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4:41.992451" calcext:value-type="date">
            <text:p>2017-08-30 00:04: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4:53.958889" calcext:value-type="date">
            <text:p>2017-08-30 00:04: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5:05.925328" calcext:value-type="date">
            <text:p>2017-08-30 00:05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5:17.891766" calcext:value-type="date">
            <text:p>2017-08-30 00:05: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5:29.858204" calcext:value-type="date">
            <text:p>2017-08-30 00:05: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5:41.824643" calcext:value-type="date">
            <text:p>2017-08-30 00:05: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5:53.791081" calcext:value-type="date">
            <text:p>2017-08-30 00:05: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6:05.757519" calcext:value-type="date">
            <text:p>2017-08-30 00:06: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6:17.723958" calcext:value-type="date">
            <text:p>2017-08-30 00:06: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6:29.690396" calcext:value-type="date">
            <text:p>2017-08-30 00:06: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6:41.656834" calcext:value-type="date">
            <text:p>2017-08-30 00:06: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6:53.623273" calcext:value-type="date">
            <text:p>2017-08-30 00:06: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7:05.589711" calcext:value-type="date">
            <text:p>2017-08-30 00:07: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7:17.556149" calcext:value-type="date">
            <text:p>2017-08-30 00:07: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7:29.522588" calcext:value-type="date">
            <text:p>2017-08-30 00:07: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7:41.489026" calcext:value-type="date">
            <text:p>2017-08-30 00:07: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7:53.455464" calcext:value-type="date">
            <text:p>2017-08-30 00:07: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8:05.421902" calcext:value-type="date">
            <text:p>2017-08-30 00:08: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8:17.38834" calcext:value-type="date">
            <text:p>2017-08-30 00:08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8:29.354778" calcext:value-type="date">
            <text:p>2017-08-30 00:08: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8:41.321217" calcext:value-type="date">
            <text:p>2017-08-30 00:08: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8:53.287655" calcext:value-type="date">
            <text:p>2017-08-30 00:08: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9:05.254093" calcext:value-type="date">
            <text:p>2017-08-30 00:09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9:17.220532" calcext:value-type="date">
            <text:p>2017-08-30 00:09: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9:29.18697" calcext:value-type="date">
            <text:p>2017-08-30 00:09: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9:41.153408" calcext:value-type="date">
            <text:p>2017-08-30 00:09: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09:53.119847" calcext:value-type="date">
            <text:p>2017-08-30 00:09: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0:05.086285" calcext:value-type="date">
            <text:p>2017-08-30 00:10: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0:17.052723" calcext:value-type="date">
            <text:p>2017-08-30 00:10: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0:29.019162" calcext:value-type="date">
            <text:p>2017-08-30 00:10: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0:40.9856" calcext:value-type="date">
            <text:p>2017-08-30 00:10: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0:52.952038" calcext:value-type="date">
            <text:p>2017-08-30 00:10: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1:04.918477" calcext:value-type="date">
            <text:p>2017-08-30 00:11: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1:16.884915" calcext:value-type="date">
            <text:p>2017-08-30 00:11: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1:28.851353" calcext:value-type="date">
            <text:p>2017-08-30 00:11: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1:40.817791" calcext:value-type="date">
            <text:p>2017-08-30 00:11: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1:52.784229" calcext:value-type="date">
            <text:p>2017-08-30 00:11: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2:04.750667" calcext:value-type="date">
            <text:p>2017-08-30 00:12: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2:16.717106" calcext:value-type="date">
            <text:p>2017-08-30 00:12: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2:28.683544" calcext:value-type="date">
            <text:p>2017-08-30 00:12: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2:40.649982" calcext:value-type="date">
            <text:p>2017-08-30 00:12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2:52.616421" calcext:value-type="date">
            <text:p>2017-08-30 00:12: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3:04.582859" calcext:value-type="date">
            <text:p>2017-08-30 00:13: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3:16.549297" calcext:value-type="date">
            <text:p>2017-08-30 00:13: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3:28.515736" calcext:value-type="date">
            <text:p>2017-08-30 00:13: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3:40.482174" calcext:value-type="date">
            <text:p>2017-08-30 00:13: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3:52.448612" calcext:value-type="date">
            <text:p>2017-08-30 00:13: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4:04.415051" calcext:value-type="date">
            <text:p>2017-08-30 00:14: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4:16.381489" calcext:value-type="date">
            <text:p>2017-08-30 00:14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4:28.347927" calcext:value-type="date">
            <text:p>2017-08-30 00:14: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4:40.314366" calcext:value-type="date">
            <text:p>2017-08-30 00:14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4:52.280803" calcext:value-type="date">
            <text:p>2017-08-30 00:14: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5:04.247242" calcext:value-type="date">
            <text:p>2017-08-30 00:15: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5:16.21368" calcext:value-type="date">
            <text:p>2017-08-30 00:15: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5:28.180118" calcext:value-type="date">
            <text:p>2017-08-30 00:15: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5:40.146556" calcext:value-type="date">
            <text:p>2017-08-30 00:15: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5:52.112995" calcext:value-type="date">
            <text:p>2017-08-30 00:15: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6:04.079433" calcext:value-type="date">
            <text:p>2017-08-30 00:16: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6:16.045871" calcext:value-type="date">
            <text:p>2017-08-30 00:16: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6:28.01231" calcext:value-type="date">
            <text:p>2017-08-30 00:16: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6:39.978748" calcext:value-type="date">
            <text:p>2017-08-30 00:16: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6:51.945186" calcext:value-type="date">
            <text:p>2017-08-30 00:16: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7:03.911625" calcext:value-type="date">
            <text:p>2017-08-30 00:17: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7:15.878063" calcext:value-type="date">
            <text:p>2017-08-30 00:17: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7:27.844501" calcext:value-type="date">
            <text:p>2017-08-30 00:17: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7:39.81094" calcext:value-type="date">
            <text:p>2017-08-30 00:17: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7:51.777378" calcext:value-type="date">
            <text:p>2017-08-30 00:17: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8:03.743816" calcext:value-type="date">
            <text:p>2017-08-30 00:18: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8:15.710254" calcext:value-type="date">
            <text:p>2017-08-30 00:18: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8:27.676692" calcext:value-type="date">
            <text:p>2017-08-30 00:18: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8:39.643131" calcext:value-type="date">
            <text:p>2017-08-30 00:18: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8:51.609569" calcext:value-type="date">
            <text:p>2017-08-30 00:18: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9:03.576007" calcext:value-type="date">
            <text:p>2017-08-30 00:19: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9:15.542445" calcext:value-type="date">
            <text:p>2017-08-30 00:19: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9:27.508884" calcext:value-type="date">
            <text:p>2017-08-30 00:19: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9:39.475322" calcext:value-type="date">
            <text:p>2017-08-30 00:19: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19:51.44176" calcext:value-type="date">
            <text:p>2017-08-30 00:19: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0:03.408199" calcext:value-type="date">
            <text:p>2017-08-30 00:20: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0:15.374637" calcext:value-type="date">
            <text:p>2017-08-30 00:20: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0:27.341075" calcext:value-type="date">
            <text:p>2017-08-30 00:20: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0:39.307514" calcext:value-type="date">
            <text:p>2017-08-30 00:20: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0:51.273952" calcext:value-type="date">
            <text:p>2017-08-30 00:20: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1:03.24039" calcext:value-type="date">
            <text:p>2017-08-30 00:21: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1:15.206829" calcext:value-type="date">
            <text:p>2017-08-30 00:21: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1:27.173267" calcext:value-type="date">
            <text:p>2017-08-30 00:21: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1:39.139705" calcext:value-type="date">
            <text:p>2017-08-30 00:21: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1:51.106143" calcext:value-type="date">
            <text:p>2017-08-30 00:21: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2:03.072581" calcext:value-type="date">
            <text:p>2017-08-30 00:22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2:15.039019" calcext:value-type="date">
            <text:p>2017-08-30 00:22: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2:27.005458" calcext:value-type="date">
            <text:p>2017-08-30 00:22: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2:38.971896" calcext:value-type="date">
            <text:p>2017-08-30 00:22: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2:50.938334" calcext:value-type="date">
            <text:p>2017-08-30 00:22: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3:02.904773" calcext:value-type="date">
            <text:p>2017-08-30 00:23: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3:14.871211" calcext:value-type="date">
            <text:p>2017-08-30 00:23: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3:26.837649" calcext:value-type="date">
            <text:p>2017-08-30 00:23: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3:38.804088" calcext:value-type="date">
            <text:p>2017-08-30 00:23: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3:50.770526" calcext:value-type="date">
            <text:p>2017-08-30 00:23: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4:02.736964" calcext:value-type="date">
            <text:p>2017-08-30 00:24: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4:14.703403" calcext:value-type="date">
            <text:p>2017-08-30 00:24: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4:26.669841" calcext:value-type="date">
            <text:p>2017-08-30 00:24: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4:38.636279" calcext:value-type="date">
            <text:p>2017-08-30 00:24: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4:50.602718" calcext:value-type="date">
            <text:p>2017-08-30 00:24: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5:02.569155" calcext:value-type="date">
            <text:p>2017-08-30 00:25: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5:14.535594" calcext:value-type="date">
            <text:p>2017-08-30 00:25: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5:26.502032" calcext:value-type="date">
            <text:p>2017-08-30 00:25: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5:38.46847" calcext:value-type="date">
            <text:p>2017-08-30 00:25: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5:50.434908" calcext:value-type="date">
            <text:p>2017-08-30 00:25: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6:02.401347" calcext:value-type="date">
            <text:p>2017-08-30 00:26: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6:14.367785" calcext:value-type="date">
            <text:p>2017-08-30 00:26: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6:26.334223" calcext:value-type="date">
            <text:p>2017-08-30 00:26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6:38.300662" calcext:value-type="date">
            <text:p>2017-08-30 00:26: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6:50.2671" calcext:value-type="date">
            <text:p>2017-08-30 00:26: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7:02.233538" calcext:value-type="date">
            <text:p>2017-08-30 00:27: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7:14.199977" calcext:value-type="date">
            <text:p>2017-08-30 00:27: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7:26.166415" calcext:value-type="date">
            <text:p>2017-08-30 00:27: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7:38.132853" calcext:value-type="date">
            <text:p>2017-08-30 00:27: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7:50.099292" calcext:value-type="date">
            <text:p>2017-08-30 00:27: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8:02.06573" calcext:value-type="date">
            <text:p>2017-08-30 00:28: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8:14.032168" calcext:value-type="date">
            <text:p>2017-08-30 00:28: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8:25.998606" calcext:value-type="date">
            <text:p>2017-08-30 00:28: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8:37.965044" calcext:value-type="date">
            <text:p>2017-08-30 00:28: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8:49.931483" calcext:value-type="date">
            <text:p>2017-08-30 00:28: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9:01.897921" calcext:value-type="date">
            <text:p>2017-08-30 00:29: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9:13.864359" calcext:value-type="date">
            <text:p>2017-08-30 00:29: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9:25.830797" calcext:value-type="date">
            <text:p>2017-08-30 00:29: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9:37.797236" calcext:value-type="date">
            <text:p>2017-08-30 00:29: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29:49.763674" calcext:value-type="date">
            <text:p>2017-08-30 00:29: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0:01.730112" calcext:value-type="date">
            <text:p>2017-08-30 00:30: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0:13.696551" calcext:value-type="date">
            <text:p>2017-08-30 00:30: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0:25.662989" calcext:value-type="date">
            <text:p>2017-08-30 00:30: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0:37.629427" calcext:value-type="date">
            <text:p>2017-08-30 00:30: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0:49.595866" calcext:value-type="date">
            <text:p>2017-08-30 00:30: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1:01.562304" calcext:value-type="date">
            <text:p>2017-08-30 00:31: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1:13.528742" calcext:value-type="date">
            <text:p>2017-08-30 00:31: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1:25.495181" calcext:value-type="date">
            <text:p>2017-08-30 00:31: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1:37.461619" calcext:value-type="date">
            <text:p>2017-08-30 00:31: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1:49.428057" calcext:value-type="date">
            <text:p>2017-08-30 00:31: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2:01.394495" calcext:value-type="date">
            <text:p>2017-08-30 00:32: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2:13.360933" calcext:value-type="date">
            <text:p>2017-08-30 00:32: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2:25.327372" calcext:value-type="date">
            <text:p>2017-08-30 00:32: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2:37.29381" calcext:value-type="date">
            <text:p>2017-08-30 00:32: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2:49.260248" calcext:value-type="date">
            <text:p>2017-08-30 00:32: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3:01.226686" calcext:value-type="date">
            <text:p>2017-08-30 00:33: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3:13.193125" calcext:value-type="date">
            <text:p>2017-08-30 00:33: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3:25.159563" calcext:value-type="date">
            <text:p>2017-08-30 00:33: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3:37.126001" calcext:value-type="date">
            <text:p>2017-08-30 00:33: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3:49.09244" calcext:value-type="date">
            <text:p>2017-08-30 00:33: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4:01.058878" calcext:value-type="date">
            <text:p>2017-08-30 00:34: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4:13.025316" calcext:value-type="date">
            <text:p>2017-08-30 00:34: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4:24.991755" calcext:value-type="date">
            <text:p>2017-08-30 00:34: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4:36.958193" calcext:value-type="date">
            <text:p>2017-08-30 00:34: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4:48.924631" calcext:value-type="date">
            <text:p>2017-08-30 00:34: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5:00.89107" calcext:value-type="date">
            <text:p>2017-08-30 00:35: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5:12.857507" calcext:value-type="date">
            <text:p>2017-08-30 00:35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5:24.823946" calcext:value-type="date">
            <text:p>2017-08-30 00:35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5:36.790384" calcext:value-type="date">
            <text:p>2017-08-30 00:35: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5:48.756822" calcext:value-type="date">
            <text:p>2017-08-30 00:35: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6:00.723261" calcext:value-type="date">
            <text:p>2017-08-30 00:36: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6:12.689699" calcext:value-type="date">
            <text:p>2017-08-30 00:36: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6:24.656137" calcext:value-type="date">
            <text:p>2017-08-30 00:36: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6:36.622575" calcext:value-type="date">
            <text:p>2017-08-30 00:36: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6:48.589014" calcext:value-type="date">
            <text:p>2017-08-30 00:36: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7:00.555452" calcext:value-type="date">
            <text:p>2017-08-30 00:37: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7:12.52189" calcext:value-type="date">
            <text:p>2017-08-30 00:37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7:24.488329" calcext:value-type="date">
            <text:p>2017-08-30 00:37: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7:36.454767" calcext:value-type="date">
            <text:p>2017-08-30 00:37: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7:48.421205" calcext:value-type="date">
            <text:p>2017-08-30 00:37: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8:00.387644" calcext:value-type="date">
            <text:p>2017-08-30 00:38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8:12.354082" calcext:value-type="date">
            <text:p>2017-08-30 00:38: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8:24.32052" calcext:value-type="date">
            <text:p>2017-08-30 00:38: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8:36.286958" calcext:value-type="date">
            <text:p>2017-08-30 00:38: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8:48.253396" calcext:value-type="date">
            <text:p>2017-08-30 00:38: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9:00.219835" calcext:value-type="date">
            <text:p>2017-08-30 00:39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9:12.186273" calcext:value-type="date">
            <text:p>2017-08-30 00:39: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9:24.152711" calcext:value-type="date">
            <text:p>2017-08-30 00:39: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9:36.119149" calcext:value-type="date">
            <text:p>2017-08-30 00:39: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39:48.085588" calcext:value-type="date">
            <text:p>2017-08-30 00:39: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0:00.052026" calcext:value-type="date">
            <text:p>2017-08-30 00:40: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0:12.018464" calcext:value-type="date">
            <text:p>2017-08-30 00:40: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0:23.984903" calcext:value-type="date">
            <text:p>2017-08-30 00:40: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0:35.951341" calcext:value-type="date">
            <text:p>2017-08-30 00:40: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0:47.917779" calcext:value-type="date">
            <text:p>2017-08-30 00:40: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0:59.884218" calcext:value-type="date">
            <text:p>2017-08-30 00:41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1:11.850656" calcext:value-type="date">
            <text:p>2017-08-30 00:41: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1:23.817094" calcext:value-type="date">
            <text:p>2017-08-30 00:41: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1:35.783533" calcext:value-type="date">
            <text:p>2017-08-30 00:41: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1:47.749971" calcext:value-type="date">
            <text:p>2017-08-30 00:41: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1:59.716409" calcext:value-type="date">
            <text:p>2017-08-30 00:42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2:11.682847" calcext:value-type="date">
            <text:p>2017-08-30 00:42: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2:23.649285" calcext:value-type="date">
            <text:p>2017-08-30 00:42: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2:35.615724" calcext:value-type="date">
            <text:p>2017-08-30 00:42: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2:47.582162" calcext:value-type="date">
            <text:p>2017-08-30 00:42: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2:59.5486" calcext:value-type="date">
            <text:p>2017-08-30 00:43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3:11.515038" calcext:value-type="date">
            <text:p>2017-08-30 00:43: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3:23.481477" calcext:value-type="date">
            <text:p>2017-08-30 00:43: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3:35.447915" calcext:value-type="date">
            <text:p>2017-08-30 00:43: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3:47.414353" calcext:value-type="date">
            <text:p>2017-08-30 00:43: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3:59.380792" calcext:value-type="date">
            <text:p>2017-08-30 00:43: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4:11.34723" calcext:value-type="date">
            <text:p>2017-08-30 00:44: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4:23.313668" calcext:value-type="date">
            <text:p>2017-08-30 00:44: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4:35.280107" calcext:value-type="date">
            <text:p>2017-08-30 00:44: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4:47.246545" calcext:value-type="date">
            <text:p>2017-08-30 00:44: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4:59.212983" calcext:value-type="date">
            <text:p>2017-08-30 00:44:5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5:11.179422" calcext:value-type="date">
            <text:p>2017-08-30 00:45: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5:23.145859" calcext:value-type="date">
            <text:p>2017-08-30 00:45: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5:35.112298" calcext:value-type="date">
            <text:p>2017-08-30 00:45: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5:47.078736" calcext:value-type="date">
            <text:p>2017-08-30 00:45: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5:59.045174" calcext:value-type="date">
            <text:p>2017-08-30 00:45: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6:11.011613" calcext:value-type="date">
            <text:p>2017-08-30 00:46: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6:22.978051" calcext:value-type="date">
            <text:p>2017-08-30 00:46: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6:34.944489" calcext:value-type="date">
            <text:p>2017-08-30 00:46: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6:46.910927" calcext:value-type="date">
            <text:p>2017-08-30 00:46: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6:58.877366" calcext:value-type="date">
            <text:p>2017-08-30 00:46: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7:10.843804" calcext:value-type="date">
            <text:p>2017-08-30 00:47: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7:22.810242" calcext:value-type="date">
            <text:p>2017-08-30 00:47: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7:34.776681" calcext:value-type="date">
            <text:p>2017-08-30 00:47: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7:46.743119" calcext:value-type="date">
            <text:p>2017-08-30 00:47: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7:58.709557" calcext:value-type="date">
            <text:p>2017-08-30 00:47: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8:10.675996" calcext:value-type="date">
            <text:p>2017-08-30 00:48: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8:22.642434" calcext:value-type="date">
            <text:p>2017-08-30 00:48: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8:34.608872" calcext:value-type="date">
            <text:p>2017-08-30 00:48: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8:46.57531" calcext:value-type="date">
            <text:p>2017-08-30 00:48: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8:58.541748" calcext:value-type="date">
            <text:p>2017-08-30 00:48: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9:10.508187" calcext:value-type="date">
            <text:p>2017-08-30 00:49: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9:22.474625" calcext:value-type="date">
            <text:p>2017-08-30 00:49: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9:34.441063" calcext:value-type="date">
            <text:p>2017-08-30 00:49: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9:46.407502" calcext:value-type="date">
            <text:p>2017-08-30 00:49: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49:58.37394" calcext:value-type="date">
            <text:p>2017-08-30 00:49: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0:10.340378" calcext:value-type="date">
            <text:p>2017-08-30 00:50: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0:22.306816" calcext:value-type="date">
            <text:p>2017-08-30 00:50: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0:34.273255" calcext:value-type="date">
            <text:p>2017-08-30 00:50: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0:46.239693" calcext:value-type="date">
            <text:p>2017-08-30 00:50: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0:58.206131" calcext:value-type="date">
            <text:p>2017-08-30 00:50: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1:10.17257" calcext:value-type="date">
            <text:p>2017-08-30 00:51: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1:22.139008" calcext:value-type="date">
            <text:p>2017-08-30 00:51: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1:34.105446" calcext:value-type="date">
            <text:p>2017-08-30 00:51: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1:46.071885" calcext:value-type="date">
            <text:p>2017-08-30 00:51: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1:58.038323" calcext:value-type="date">
            <text:p>2017-08-30 00:51: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2:10.004761" calcext:value-type="date">
            <text:p>2017-08-30 00:52: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2:21.971199" calcext:value-type="date">
            <text:p>2017-08-30 00:52: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2:33.937637" calcext:value-type="date">
            <text:p>2017-08-30 00:52: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2:45.904076" calcext:value-type="date">
            <text:p>2017-08-30 00:52: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2:57.870514" calcext:value-type="date">
            <text:p>2017-08-30 00:52: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3:09.836952" calcext:value-type="date">
            <text:p>2017-08-30 00:53: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3:21.803391" calcext:value-type="date">
            <text:p>2017-08-30 00:53: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3:33.769829" calcext:value-type="date">
            <text:p>2017-08-30 00:53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3:45.736267" calcext:value-type="date">
            <text:p>2017-08-30 00:53: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3:57.702705" calcext:value-type="date">
            <text:p>2017-08-30 00:53: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4:09.669144" calcext:value-type="date">
            <text:p>2017-08-30 00:54: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4:21.635582" calcext:value-type="date">
            <text:p>2017-08-30 00:54: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4:33.60202" calcext:value-type="date">
            <text:p>2017-08-30 00:54: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4:45.568459" calcext:value-type="date">
            <text:p>2017-08-30 00:54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4:57.534897" calcext:value-type="date">
            <text:p>2017-08-30 00:54: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5:09.501335" calcext:value-type="date">
            <text:p>2017-08-30 00:55: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5:21.467774" calcext:value-type="date">
            <text:p>2017-08-30 00:55: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5:33.434211" calcext:value-type="date">
            <text:p>2017-08-30 00:55: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5:45.40065" calcext:value-type="date">
            <text:p>2017-08-30 00:55: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5:57.367088" calcext:value-type="date">
            <text:p>2017-08-30 00:55: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6:09.333526" calcext:value-type="date">
            <text:p>2017-08-30 00:56: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6:21.299965" calcext:value-type="date">
            <text:p>2017-08-30 00:56: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6:33.266403" calcext:value-type="date">
            <text:p>2017-08-30 00:56: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6:45.232841" calcext:value-type="date">
            <text:p>2017-08-30 00:56: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6:57.19928" calcext:value-type="date">
            <text:p>2017-08-30 00:56: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7:09.165718" calcext:value-type="date">
            <text:p>2017-08-30 00:57: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7:21.132156" calcext:value-type="date">
            <text:p>2017-08-30 00:57: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7:33.098594" calcext:value-type="date">
            <text:p>2017-08-30 00:57: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7:45.065033" calcext:value-type="date">
            <text:p>2017-08-30 00:57: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7:57.031471" calcext:value-type="date">
            <text:p>2017-08-30 00:57: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8:08.997909" calcext:value-type="date">
            <text:p>2017-08-30 00:58: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8:20.964348" calcext:value-type="date">
            <text:p>2017-08-30 00:58: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8:32.930786" calcext:value-type="date">
            <text:p>2017-08-30 00:58: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8:44.897224" calcext:value-type="date">
            <text:p>2017-08-30 00:58: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8:56.863662" calcext:value-type="date">
            <text:p>2017-08-30 00:58: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9:08.8301" calcext:value-type="date">
            <text:p>2017-08-30 00:59: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9:20.796539" calcext:value-type="date">
            <text:p>2017-08-30 00:59: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9:32.762977" calcext:value-type="date">
            <text:p>2017-08-30 00:59: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9:44.729415" calcext:value-type="date">
            <text:p>2017-08-30 00:59: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0:59:56.695854" calcext:value-type="date">
            <text:p>2017-08-30 00:59: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0:08.662292" calcext:value-type="date">
            <text:p>2017-08-30 01:00: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0:20.62873" calcext:value-type="date">
            <text:p>2017-08-30 01:00: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0:32.595168" calcext:value-type="date">
            <text:p>2017-08-30 01:00:3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0:44.561607" calcext:value-type="date">
            <text:p>2017-08-30 01:00: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0:56.528045" calcext:value-type="date">
            <text:p>2017-08-30 01:00: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1:08.494483" calcext:value-type="date">
            <text:p>2017-08-30 01:01: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1:20.460922" calcext:value-type="date">
            <text:p>2017-08-30 01:01: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1:32.42736" calcext:value-type="date">
            <text:p>2017-08-30 01:01: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1:44.393798" calcext:value-type="date">
            <text:p>2017-08-30 01:01: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1:56.360237" calcext:value-type="date">
            <text:p>2017-08-30 01:01: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2:08.326675" calcext:value-type="date">
            <text:p>2017-08-30 01:02: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2:20.293113" calcext:value-type="date">
            <text:p>2017-08-30 01:02: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2:32.259551" calcext:value-type="date">
            <text:p>2017-08-30 01:02: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2:44.225989" calcext:value-type="date">
            <text:p>2017-08-30 01:02: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2:56.192428" calcext:value-type="date">
            <text:p>2017-08-30 01:02: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3:08.158866" calcext:value-type="date">
            <text:p>2017-08-30 01:03: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3:20.125304" calcext:value-type="date">
            <text:p>2017-08-30 01:03: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3:32.091743" calcext:value-type="date">
            <text:p>2017-08-30 01:03: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3:44.058181" calcext:value-type="date">
            <text:p>2017-08-30 01:03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3:56.024619" calcext:value-type="date">
            <text:p>2017-08-30 01:03: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4:07.991057" calcext:value-type="date">
            <text:p>2017-08-30 01:04: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4:19.957496" calcext:value-type="date">
            <text:p>2017-08-30 01:04: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4:31.923934" calcext:value-type="date">
            <text:p>2017-08-30 01:04: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4:43.890372" calcext:value-type="date">
            <text:p>2017-08-30 01:04: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4:55.856811" calcext:value-type="date">
            <text:p>2017-08-30 01:04: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5:07.823249" calcext:value-type="date">
            <text:p>2017-08-30 01:05: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5:19.789687" calcext:value-type="date">
            <text:p>2017-08-30 01:05: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5:31.756126" calcext:value-type="date">
            <text:p>2017-08-30 01:05: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5:43.722563" calcext:value-type="date">
            <text:p>2017-08-30 01:05: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5:55.689002" calcext:value-type="date">
            <text:p>2017-08-30 01:05: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6:07.65544" calcext:value-type="date">
            <text:p>2017-08-30 01:06: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6:19.621878" calcext:value-type="date">
            <text:p>2017-08-30 01:06: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6:31.588317" calcext:value-type="date">
            <text:p>2017-08-30 01:06: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6:43.554755" calcext:value-type="date">
            <text:p>2017-08-30 01:06: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6:55.521193" calcext:value-type="date">
            <text:p>2017-08-30 01:06: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7:07.487632" calcext:value-type="date">
            <text:p>2017-08-30 01:07: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7:19.45407" calcext:value-type="date">
            <text:p>2017-08-30 01:07: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7:31.420508" calcext:value-type="date">
            <text:p>2017-08-30 01:07: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7:43.386946" calcext:value-type="date">
            <text:p>2017-08-30 01:07: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7:55.353385" calcext:value-type="date">
            <text:p>2017-08-30 01:07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8:07.319823" calcext:value-type="date">
            <text:p>2017-08-30 01:08: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30T01:08:19.286261" calcext:value-type="date">
            <text:p>2017-08-30 01:08: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31:14.555170940</dc:date>
    <meta:editing-duration>PT2M36S</meta:editing-duration>
    <meta:editing-cycles>1</meta:editing-cycles>
    <meta:document-statistic meta:table-count="1" meta:cell-count="2000" meta:object-count="0"/>
    <meta:generator>LibreOffice/5.1.6.2$Linux_X86_64 LibreOffice_project/10m0$Build-2</meta:generator>
  </office:meta>
</office:document-meta>
</file>